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Celestia Antiqua Std" svg:font-family="'Celestia Antiqua Std'" style:font-pitch="variable"/>
    <style:font-face style:name="Cochin" svg:font-family="Cochin" style:font-pitch="variable"/>
    <style:font-face style:name="Futura" svg:font-family="Futura" style:font-pitch="variable"/>
    <style:font-face style:name="Futura (Light)" svg:font-family="'Futura (Light)'" style:font-pitch="variable"/>
    <style:font-face style:name="Myriad Pro" svg:font-family="'Myriad Pro'" style:font-pitch="variable"/>
    <style:font-face style:name="Noteworthy1" svg:font-family="Noteworthy" style:font-pitch="variable"/>
    <style:font-face style:name="Noteworthy" svg:font-family="Noteworthy" style:font-adornments="Bold" style:font-pitch="variable"/>
    <style:font-face style:name="Optima1" svg:font-family="Optima" style:font-pitch="variable"/>
    <style:font-face style:name="Optima" svg:font-family="Optima" style:font-adornments="Bold" style:font-pitch="variable"/>
    <style:font-face style:name="Ringbearer" svg:font-family="Ringbearer" style:font-pitch="variable"/>
    <style:font-face style:name="Source Code Pro" svg:font-family="'Source Code Pro'" style:font-pitch="variable"/>
    <style:font-face style:name="Space Age" svg:font-family="'Space Age'" style:font-pitch="variable"/>
    <style:font-face style:name="Star Jedi" svg:font-family="'Star Jedi'" style:font-pitch="variable"/>
    <style:font-face style:name="Times New Yorker" svg:font-family="'Times New Yorker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cala Sans" svg:font-family="'Scala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elestia Antiqua Std" fo:font-size="77pt" officeooo:rsid="001734e9" officeooo:paragraph-rsid="001734e9" style:font-size-asian="77pt" style:font-size-complex="77pt"/>
    </style:style>
    <style:style style:name="P2" style:family="paragraph" style:parent-style-name="Standard">
      <style:text-properties style:font-name="Avenir" fo:font-size="40pt" officeooo:rsid="001b52bc" officeooo:paragraph-rsid="001b52bc" style:font-size-asian="40pt" style:font-size-complex="40pt"/>
    </style:style>
    <style:style style:name="P3" style:family="paragraph" style:parent-style-name="Standard">
      <style:text-properties style:font-name="Scala Sans" fo:font-size="62pt" officeooo:rsid="001734e9" officeooo:paragraph-rsid="001734e9" style:font-size-asian="62pt" style:font-size-complex="62pt"/>
    </style:style>
    <style:style style:name="P4" style:family="paragraph" style:parent-style-name="Standard">
      <style:text-properties style:font-name="Noteworthy" fo:font-size="86pt" officeooo:rsid="001734e9" officeooo:paragraph-rsid="001734e9" style:font-size-asian="86pt" style:font-size-complex="86pt"/>
    </style:style>
    <style:style style:name="P5" style:family="paragraph" style:parent-style-name="Standard">
      <style:text-properties style:font-name="Space Age" fo:font-size="44.2999992370605pt" officeooo:rsid="001734e9" officeooo:paragraph-rsid="001734e9" style:font-size-asian="44.2999992370605pt" style:font-size-complex="44.2999992370605pt"/>
    </style:style>
    <style:style style:name="T1" style:family="text">
      <style:text-properties style:font-name="Futura (Light)"/>
    </style:style>
    <style:style style:name="T2" style:family="text">
      <style:text-properties style:font-name="Futura (Light)" fo:font-size="50pt" style:font-size-asian="50pt" style:font-size-complex="50pt"/>
    </style:style>
    <style:style style:name="T3" style:family="text">
      <style:text-properties style:font-name="Futura (Light)" fo:font-size="55pt" style:font-size-asian="55pt" style:font-size-complex="55pt"/>
    </style:style>
    <style:style style:name="T4" style:family="text">
      <style:text-properties style:font-name="Futura (Light)" fo:font-size="57pt" style:font-size-asian="57pt" style:font-size-complex="57pt"/>
    </style:style>
    <style:style style:name="T5" style:family="text">
      <style:text-properties style:font-name="Futura (Light)" fo:font-size="56pt" style:font-size-asian="56pt" style:font-size-complex="56pt"/>
    </style:style>
    <style:style style:name="T6" style:family="text">
      <style:text-properties style:font-name="Futura (Light)" fo:font-size="56pt" fo:font-weight="bold" style:font-size-asian="56pt" style:font-weight-asian="bold" style:font-size-complex="56pt" style:font-weight-complex="bold"/>
    </style:style>
    <style:style style:name="T7" style:family="text">
      <style:text-properties style:font-name="Futura (Light)" fo:font-size="56pt" fo:font-weight="normal" style:font-size-asian="56pt" style:font-weight-asian="normal" style:font-size-complex="56pt" style:font-weight-complex="normal"/>
    </style:style>
    <style:style style:name="T8" style:family="text">
      <style:text-properties style:font-name="Futura"/>
    </style:style>
    <style:style style:name="T9" style:family="text">
      <style:text-properties style:font-name="Verdana"/>
    </style:style>
    <style:style style:name="T10" style:family="text">
      <style:text-properties style:font-name="Scala Sans"/>
    </style:style>
    <style:style style:name="T11" style:family="text">
      <style:text-properties style:font-name="Noteworthy1"/>
    </style:style>
    <style:style style:name="T12" style:family="text">
      <style:text-properties style:font-name="Noteworthy1" fo:font-size="50pt" style:font-size-asian="50pt" style:font-size-complex="50pt"/>
    </style:style>
    <style:style style:name="T13" style:family="text">
      <style:text-properties style:font-name="Noteworthy1" fo:font-size="50pt" fo:font-weight="bold" style:font-size-asian="50pt" style:font-weight-asian="bold" style:font-size-complex="50pt" style:font-weight-complex="bold"/>
    </style:style>
    <style:style style:name="T14" style:family="text">
      <style:text-properties style:font-name="Noteworthy1" fo:font-size="50pt" fo:font-weight="normal" style:font-size-asian="50pt" style:font-weight-asian="normal" style:font-size-complex="50pt" style:font-weight-complex="normal"/>
    </style:style>
    <style:style style:name="T15" style:family="text">
      <style:text-properties style:font-name="Noteworthy1" fo:font-size="60pt" fo:font-weight="normal" style:font-size-asian="60pt" style:font-weight-asian="normal" style:font-size-complex="60pt" style:font-weight-complex="normal"/>
    </style:style>
    <style:style style:name="T16" style:family="text">
      <style:text-properties style:font-name="Noteworthy1" fo:font-size="62pt" fo:font-weight="normal" style:font-size-asian="62pt" style:font-weight-asian="normal" style:font-size-complex="62pt" style:font-weight-complex="normal"/>
    </style:style>
    <style:style style:name="T17" style:family="text">
      <style:text-properties style:font-name="Noteworthy1" fo:font-size="63pt" fo:font-weight="normal" style:font-size-asian="63pt" style:font-weight-asian="normal" style:font-size-complex="63pt" style:font-weight-complex="normal"/>
    </style:style>
    <style:style style:name="T18" style:family="text">
      <style:text-properties style:font-name="Carlito"/>
    </style:style>
    <style:style style:name="T19" style:family="text">
      <style:text-properties style:font-name="Cochin"/>
    </style:style>
    <style:style style:name="T20" style:family="text">
      <style:text-properties style:font-name="Monaco"/>
    </style:style>
    <style:style style:name="T21" style:family="text">
      <style:text-properties style:font-name="Myriad Pro"/>
    </style:style>
    <style:style style:name="T22" style:family="text">
      <style:text-properties style:font-name="Open Sans"/>
    </style:style>
    <style:style style:name="T23" style:family="text">
      <style:text-properties style:font-name="Optima1"/>
    </style:style>
    <style:style style:name="T24" style:family="text">
      <style:text-properties style:font-name="Source Code Pro"/>
    </style:style>
    <style:style style:name="T25" style:family="text">
      <style:text-properties style:font-name="Space Age"/>
    </style:style>
    <style:style style:name="T26" style:family="text">
      <style:text-properties fo:font-size="80pt" style:font-size-asian="80pt" style:font-size-complex="80pt"/>
    </style:style>
    <style:style style:name="T27" style:family="text">
      <style:text-properties fo:font-size="60pt" style:font-size-asian="60pt" style:font-size-complex="60pt"/>
    </style:style>
    <style:style style:name="T28" style:family="text">
      <style:text-properties fo:font-size="55pt" style:font-size-asian="55pt" style:font-size-complex="55pt"/>
    </style:style>
    <style:style style:name="T29" style:family="text">
      <style:text-properties fo:font-size="52pt" style:font-size-asian="52pt" style:font-size-complex="5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orgio Audrito</text:p>
      <text:p text:style-name="P3">Giorgio Audrito</text:p>
      <text:p text:style-name="P4">Giorgio Audrito</text:p>
      <text:p text:style-name="P1">Giorgio Audrito</text:p>
      <text:p text:style-name="P2"><text:span text:style-name="T7">giorgio@audrito.info</text:span><text:span text:style-name="T1"><text:line-break/></text:span><text:span text:style-name="T17">giorgio@audrito.info</text:span><text:span text:style-name="T10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 style:font-pitch="variable"/>
    <style:font-face style:name="Celestia Antiqua Std" svg:font-family="'Celestia Antiqua Std'" style:font-pitch="variable"/>
    <style:font-face style:name="Cochin" svg:font-family="Cochin" style:font-pitch="variable"/>
    <style:font-face style:name="Futura" svg:font-family="Futura" style:font-pitch="variable"/>
    <style:font-face style:name="Futura (Light)" svg:font-family="'Futura (Light)'" style:font-pitch="variable"/>
    <style:font-face style:name="Myriad Pro" svg:font-family="'Myriad Pro'" style:font-pitch="variable"/>
    <style:font-face style:name="Noteworthy1" svg:font-family="Noteworthy" style:font-pitch="variable"/>
    <style:font-face style:name="Noteworthy" svg:font-family="Noteworthy" style:font-adornments="Bold" style:font-pitch="variable"/>
    <style:font-face style:name="Optima1" svg:font-family="Optima" style:font-pitch="variable"/>
    <style:font-face style:name="Optima" svg:font-family="Optima" style:font-adornments="Bold" style:font-pitch="variable"/>
    <style:font-face style:name="Ringbearer" svg:font-family="Ringbearer" style:font-pitch="variable"/>
    <style:font-face style:name="Source Code Pro" svg:font-family="'Source Code Pro'" style:font-pitch="variable"/>
    <style:font-face style:name="Space Age" svg:font-family="'Space Age'" style:font-pitch="variable"/>
    <style:font-face style:name="Star Jedi" svg:font-family="'Star Jedi'" style:font-pitch="variable"/>
    <style:font-face style:name="Times New Yorker" svg:font-family="'Times New Yorker'" style:font-pitch="variable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cala Sans" svg:font-family="'Scala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17:04.389957000</meta:creation-date>
    <dc:date>2017-11-03T21:08:37.765789000</dc:date>
    <meta:editing-duration>PT8M36S</meta:editing-duration>
    <meta:editing-cycles>3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5" meta:word-count="10" meta:character-count="102" meta:non-whitespace-character-count="96"/>
  </office:meta>
</office:document-meta>
</file>